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09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4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4"/>
    <style:style style:name="ce25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ransfer size (bytes)</text:p>
          </table:table-cell>
          <table:table-cell office:value-type="string" calcext:value-type="string">
            <text:p>Transfer size (MB)</text:p>
          </table:table-cell>
          <table:table-cell office:value-type="string" calcext:value-type="string">
            <text:p># of requests</text:p>
          </table:table-cell>
        </table:table-row>
        <table:table-row table:style-name="ro1">
          <table:table-cell office:value-type="string" calcext:value-type="string">
            <text:p>Sun Feb <text:s/>5 15:14:02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02971" calcext:value-type="float">
            <text:p>6.03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2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4:35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3.4652" calcext:value-type="float">
            <text:p>3.47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3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5:0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5.55806" calcext:value-type="float">
            <text:p>5.56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4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5:41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2.5146" calcext:value-type="float">
            <text:p>2.51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5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6:1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6.50963" calcext:value-type="float">
            <text:p>6.51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6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6:47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85794" calcext:value-type="float">
            <text:p>4.86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7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7:21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26181" calcext:value-type="float">
            <text:p>4.26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8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7:54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10142" calcext:value-type="float">
            <text:p>6.10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9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8:2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7.28695" calcext:value-type="float">
            <text:p>7.29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1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9:00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mbda</text:p>
          </table:table-cell>
          <table:table-cell office:value-type="float" office:value="4.09648" calcext:value-type="float">
            <text:p>4.10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11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19:3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da</text:p>
          </table:table-cell>
          <table:table-cell office:value-type="float" office:value="3.14837" calcext:value-type="float">
            <text:p>3.15</text:p>
          </table:table-cell>
          <table:table-cell office:value-type="float" office:value="48000000" calcext:value-type="float">
            <text:p>48000000</text:p>
          </table:table-cell>
          <table:table-cell table:style-name="ce1" table:formula="of:=[.E12]/1024/1024" office:value-type="float" office:value="45.7763671875" calcext:value-type="float">
            <text:p>45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0:07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6.73121" calcext:value-type="float">
            <text:p>6.73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1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0:4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9.64947" calcext:value-type="float">
            <text:p>9.65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14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1:1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6.89092" calcext:value-type="float">
            <text:p>6.89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15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1:4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11.7708" calcext:value-type="float">
            <text:p>11.77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16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2:40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11.323" calcext:value-type="float">
            <text:p>11.32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17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3:14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erge</text:p>
          </table:table-cell>
          <table:table-cell office:value-type="float" office:value="7.27666" calcext:value-type="float">
            <text:p>7.28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18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3:48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13.85949" calcext:value-type="float">
            <text:p>13.86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19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4:22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t</text:p>
          </table:table-cell>
          <table:table-cell office:value-type="float" office:value="6.76647" calcext:value-type="float">
            <text:p>6.77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20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4:56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11.5895" calcext:value-type="float">
            <text:p>11.59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21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5:48 202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merge</text:p>
          </table:table-cell>
          <table:table-cell office:value-type="float" office:value="6.14901" calcext:value-type="float">
            <text:p>6.15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22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6:22 202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t</text:p>
          </table:table-cell>
          <table:table-cell office:value-type="float" office:value="7.58036" calcext:value-type="float">
            <text:p>7.58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23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7:11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erge</text:p>
          </table:table-cell>
          <table:table-cell office:value-type="float" office:value="10.291" calcext:value-type="float">
            <text:p>10.29</text:p>
          </table:table-cell>
          <table:table-cell office:value-type="float" office:value="491283456" calcext:value-type="float">
            <text:p>491283456</text:p>
          </table:table-cell>
          <table:table-cell table:style-name="ce1" table:formula="of:=[.E24]/1024/1024" office:value-type="float" office:value="468.5244140625" calcext:value-type="float">
            <text:p>468.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n Feb <text:s/>5 15:27:45 2023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get</text:p>
          </table:table-cell>
          <table:table-cell office:value-type="float" office:value="14.0649" calcext:value-type="float">
            <text:p>14.06</text:p>
          </table:table-cell>
          <table:table-cell office:value-type="float" office:value="536870912" calcext:value-type="float">
            <text:p>536870912</text:p>
          </table:table-cell>
          <table:table-cell table:style-name="ce1" table:formula="of:=[.E25]/1024/1024" office:value-type="float" office:value="512" calcext:value-type="float">
            <text:p>512.0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out_1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row table:style-name="ro1">
          <table:table-cell table:style-name="ce2"/>
          <table:table-cell table:style-name="ce8"/>
          <table:table-cell table:style-name="ce15" office:value-type="string" calcext:value-type="string">
            <text:p>Data</text:p>
          </table:table-cell>
          <table:table-cell table:style-name="ce20" table:number-columns-repeated="3"/>
          <table:table-cell table:style-name="ce26"/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style-name="ce9" office:value-type="string" calcext:value-type="string">
            <text:p>Type</text:p>
          </table:table-cell>
          <table:table-cell table:style-name="ce16" office:value-type="string" calcext:value-type="string">
            <text:p>Median - Total Time</text:p>
          </table:table-cell>
          <table:table-cell table:style-name="ce21" office:value-type="string" calcext:value-type="string">
            <text:p>StDev - Total Time</text:p>
          </table:table-cell>
          <table:table-cell table:style-name="ce21" office:value-type="string" calcext:value-type="string">
            <text:p>Median - Transfer size (MB)</text:p>
          </table:table-cell>
          <table:table-cell table:style-name="ce21" office:value-type="string" calcext:value-type="string">
            <text:p>StDev - Transfer size (MB)</text:p>
          </table:table-cell>
          <table:table-cell table:style-name="ce27" office:value-type="string" calcext:value-type="string">
            <text:p>Count - Transfer size (MB)</text:p>
          </table:table-cell>
        </table:table-row>
        <table:table-row table:style-name="ro1">
          <table:table-cell table:style-name="ce4" office:value-type="string" calcext:value-type="string">
            <text:p>azure</text:p>
          </table:table-cell>
          <table:table-cell table:style-name="ce10" office:value-type="string" calcext:value-type="string">
            <text:p>get</text:p>
          </table:table-cell>
          <table:table-cell table:style-name="ce14" office:value-type="float" office:value="13.85949" calcext:value-type="float">
            <text:p>13.86</text:p>
          </table:table-cell>
          <table:table-cell table:style-name="ce22" office:value-type="float" office:value="2.4920702154835" calcext:value-type="float">
            <text:p>2.49</text:p>
          </table:table-cell>
          <table:table-cell table:style-name="ce22" office:value-type="float" office:value="512" calcext:value-type="float">
            <text:p>512.00</text:p>
          </table:table-cell>
          <table:table-cell table:style-name="ce22" office:value-type="float" office:value="0" calcext:value-type="float">
            <text:p>0.0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rge</text:p>
          </table:table-cell>
          <table:table-cell table:style-name="ce17" office:value-type="float" office:value="11.323" calcext:value-type="float">
            <text:p>11.32</text:p>
          </table:table-cell>
          <table:table-cell table:style-name="ce23" office:value-type="float" office:value="0.758876019737963" calcext:value-type="float">
            <text:p>0.76</text:p>
          </table:table-cell>
          <table:table-cell table:style-name="ce23" office:value-type="float" office:value="468.5244140625" calcext:value-type="float">
            <text:p>468.52</text:p>
          </table:table-cell>
          <table:table-cell table:style-name="ce23" office:value-type="float" office:value="0" calcext:value-type="float">
            <text:p>0.00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gc</text:p>
          </table:table-cell>
          <table:table-cell table:style-name="ce10" office:value-type="string" calcext:value-type="string">
            <text:p>get</text:p>
          </table:table-cell>
          <table:table-cell table:style-name="ce14" office:value-type="float" office:value="6.10142" calcext:value-type="float">
            <text:p>6.10</text:p>
          </table:table-cell>
          <table:table-cell table:style-name="ce22" office:value-type="float" office:value="0.406253025465658" calcext:value-type="float">
            <text:p>0.41</text:p>
          </table:table-cell>
          <table:table-cell table:style-name="ce22" office:value-type="float" office:value="512" calcext:value-type="float">
            <text:p>512.00</text:p>
          </table:table-cell>
          <table:table-cell table:style-name="ce22" office:value-type="float" office:value="0" calcext:value-type="float">
            <text:p>0.0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lambda</text:p>
          </table:table-cell>
          <table:table-cell table:style-name="ce18" office:value-type="float" office:value="4.26181" calcext:value-type="float">
            <text:p>4.26</text:p>
          </table:table-cell>
          <table:table-cell table:style-name="ce24" office:value-type="float" office:value="0.40052597031903" calcext:value-type="float">
            <text:p>0.40</text:p>
          </table:table-cell>
          <table:table-cell table:style-name="ce24" office:value-type="float" office:value="45.7763671875" calcext:value-type="float">
            <text:p>45.78</text:p>
          </table:table-cell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rge</text:p>
          </table:table-cell>
          <table:table-cell table:style-name="ce17" office:value-type="float" office:value="6.14901" calcext:value-type="float">
            <text:p>6.15</text:p>
          </table:table-cell>
          <table:table-cell table:style-name="ce23" office:value-type="float" office:value="3.3248163311728" calcext:value-type="float">
            <text:p>3.32</text:p>
          </table:table-cell>
          <table:table-cell table:style-name="ce23" office:value-type="float" office:value="468.5244140625" calcext:value-type="float">
            <text:p>468.52</text:p>
          </table:table-cell>
          <table:table-cell table:style-name="ce23" office:value-type="float" office:value="0" calcext:value-type="float">
            <text:p>0.00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s3</text:p>
          </table:table-cell>
          <table:table-cell table:style-name="ce10" office:value-type="string" calcext:value-type="string">
            <text:p>get</text:p>
          </table:table-cell>
          <table:table-cell table:style-name="ce14" office:value-type="float" office:value="7.28695" calcext:value-type="float">
            <text:p>7.29</text:p>
          </table:table-cell>
          <table:table-cell table:style-name="ce22" office:value-type="float" office:value="0.431275646232584" calcext:value-type="float">
            <text:p>0.43</text:p>
          </table:table-cell>
          <table:table-cell table:style-name="ce22" office:value-type="float" office:value="512" calcext:value-type="float">
            <text:p>512.00</text:p>
          </table:table-cell>
          <table:table-cell table:style-name="ce22" office:value-type="float" office:value="0" calcext:value-type="float">
            <text:p>0.0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lambda</text:p>
          </table:table-cell>
          <table:table-cell table:style-name="ce18" office:value-type="float" office:value="3.14837" calcext:value-type="float">
            <text:p>3.15</text:p>
          </table:table-cell>
          <table:table-cell table:style-name="ce24" office:value-type="float" office:value="0.484025829510506" calcext:value-type="float">
            <text:p>0.48</text:p>
          </table:table-cell>
          <table:table-cell table:style-name="ce24" office:value-type="float" office:value="45.7763671875" calcext:value-type="float">
            <text:p>45.78</text:p>
          </table:table-cell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string" calcext:value-type="string">
            <text:p>merge</text:p>
          </table:table-cell>
          <table:table-cell table:style-name="ce19" office:value-type="float" office:value="6.89092" calcext:value-type="float">
            <text:p>6.89</text:p>
          </table:table-cell>
          <table:table-cell table:style-name="ce25" office:value-type="float" office:value="0.383517151420029" calcext:value-type="float">
            <text:p>0.38</text:p>
          </table:table-cell>
          <table:table-cell table:style-name="ce25" office:value-type="float" office:value="468.5244140625" calcext:value-type="float">
            <text:p>468.52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Lamb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14" office:value-type="float" office:value="7.29" calcext:value-type="float">
            <text:p>7.29</text:p>
          </table:table-cell>
          <table:table-cell office:value-type="float" office:value="3.15" calcext:value-type="float">
            <text:p>3.15</text:p>
          </table:table-cell>
          <table:table-cell office:value-type="float" office:value="6.89" calcext:value-type="float">
            <text:p>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3.86" calcext:value-type="float">
            <text:p>13.86</text:p>
          </table:table-cell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</text:p>
          </table:table-cell>
          <table:table-cell table:style-name="ce14" office:value-type="float" office:value="6.1" calcext:value-type="float">
            <text:p>6.10</text:p>
          </table:table-cell>
          <table:table-cell office:value-type="float" office:value="6.15" calcext:value-type="float">
            <text:p>6.15</text:p>
          </table:table-cell>
          <table:table-cell office:value-type="float" office:value="4.26" calcext:value-type="float">
            <text:p>4.26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Lamb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formula="of:=0.05*[.E8]/1024" office:value-type="float" office:value="0.025" calcext:value-type="float">
            <text:p>0.025</text:p>
          </table:table-cell>
          <table:table-cell table:formula="of:=0.05*[.E10]/1024" office:value-type="float" office:value="0.0228771686553955" calcext:value-type="float">
            <text:p>0.0228771686553955</text:p>
          </table:table-cell>
          <table:table-cell table:formula="of:=[.E9]*0.05/1024+330*0.0000167/1000*32" office:value-type="float" office:value="0.00241152617907715" calcext:value-type="float">
            <text:p>0.00241152617907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table:formula="of:=0.0005*32/1000" office:value-type="float" office:value="0.000016" calcext:value-type="float">
            <text:p>0.000016</text:p>
          </table:table-cell>
          <table:table-cell table:formula="of:=0.0005*32/1000"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</text:p>
          </table:table-cell>
          <table:table-cell table:formula="of:=0.045*[.E8]/1024" office:value-type="float" office:value="0.0225" calcext:value-type="float">
            <text:p>0.0225</text:p>
          </table:table-cell>
          <table:table-cell table:formula="of:=0.045*[.E10]/1024" office:value-type="float" office:value="0.020589451789856" calcext:value-type="float">
            <text:p>0.020589451789856</text:p>
          </table:table-cell>
          <table:table-cell table:formula="of:=[.E9]*0.045/1024+9*0.00000165/1000*32" office:value-type="float" office:value="0.00201213196116943" calcext:value-type="float">
            <text:p>0.00201213196116943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out_1'.A1:'Pivot Table_out_1'.G10" table:buttons="'Pivot Table_out_1'.A2 'Pivot Table_out_1'.B2 'Pivot Table_out_1'.C1" table:grand-total="none" table:show-filter-button="false">
          <table:source-cell-range table:cell-range-address="out.A1:out.G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zure" table:display="true" table:show-details="true"/>
                <table:data-pilot-member table:name="gc" table:display="true" table:show-details="true"/>
                <table:data-pilot-member table:name="s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get" table:display="true" table:show-details="true"/>
                <table:data-pilot-member table:name="lambda" table:display="true" table:show-details="true"/>
                <table:data-pilot-member table:name="me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median">
            <table:data-pilot-level table:show-empty="false" calcext:repeat-item-labels="false">
              <table:data-pilot-members>
                <table:data-pilot-member table:name="2.51" table:display="true" table:show-details="true"/>
                <table:data-pilot-member table:name="3.15" table:display="true" table:show-details="true"/>
                <table:data-pilot-member table:name="3.47" table:display="true" table:show-details="true"/>
                <table:data-pilot-member table:name="4.10" table:display="true" table:show-details="true"/>
                <table:data-pilot-member table:name="4.26" table:display="true" table:show-details="true"/>
                <table:data-pilot-member table:name="4.86" table:display="true" table:show-details="true"/>
                <table:data-pilot-member table:name="5.56" table:display="true" table:show-details="true"/>
                <table:data-pilot-member table:name="6.03" table:display="true" table:show-details="true"/>
                <table:data-pilot-member table:name="6.10" table:display="true" table:show-details="true"/>
                <table:data-pilot-member table:name="6.15" table:display="true" table:show-details="true"/>
                <table:data-pilot-member table:name="6.51" table:display="true" table:show-details="true"/>
                <table:data-pilot-member table:name="6.73" table:display="true" table:show-details="true"/>
                <table:data-pilot-member table:name="6.77" table:display="true" table:show-details="true"/>
                <table:data-pilot-member table:name="6.89" table:display="true" table:show-details="true"/>
                <table:data-pilot-member table:name="7.28" table:display="true" table:show-details="true"/>
                <table:data-pilot-member table:name="7.29" table:display="true" table:show-details="true"/>
                <table:data-pilot-member table:name="7.58" table:display="true" table:show-details="true"/>
                <table:data-pilot-member table:name="9.65" table:display="true" table:show-details="true"/>
                <table:data-pilot-member table:name="10.29" table:display="true" table:show-details="true"/>
                <table:data-pilot-member table:name="11.32" table:display="true" table:show-details="true"/>
                <table:data-pilot-member table:name="11.59" table:display="true" table:show-details="true"/>
                <table:data-pilot-member table:name="11.77" table:display="true" table:show-details="true"/>
                <table:data-pilot-member table:name="14.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ransfer size (MB)" table:orientation="data" table:used-hierarchy="0" table:function="median">
            <table:data-pilot-level table:show-empty="false" calcext:repeat-item-labels="false">
              <table:data-pilot-members>
                <table:data-pilot-member table:name="45.78" table:display="true" table:show-details="true"/>
                <table:data-pilot-member table:name="468.52" table:display="true" table:show-details="true"/>
                <table:data-pilot-member table:name="512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fer size (MB)" table:orientation="data" table:used-hierarchy="-1" table:function="stdev">
            <table:data-pilot-level calcext:repeat-item-labels="false"/>
          </table:data-pilot-field>
          <table:data-pilot-field table:source-field-name="Transfer size (MB)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05T16:24:33.876793707</dc:date>
    <meta:editing-duration>PT5M9S</meta:editing-duration>
    <meta:editing-cycles>1</meta:editing-cycles>
    <meta:document-statistic meta:table-count="2" meta:cell-count="266" meta:object-count="0"/>
    <meta:generator>LibreOffice/7.2.4.1$MacOSX_X86_64 LibreOffice_project/27d75539669ac387bb498e35313b970b7fe9c4f9</meta:generator>
  </office:meta>
</office:document-meta>
</file>